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a75" officeooo:paragraph-rsid="000d8a75"/>
    </style:style>
    <style:style style:name="P2" style:family="paragraph" style:parent-style-name="Standard">
      <style:text-properties officeooo:rsid="000e5796" officeooo:paragraph-rsid="000e5796"/>
    </style:style>
    <style:style style:name="P3" style:family="paragraph" style:parent-style-name="Standard">
      <style:text-properties officeooo:rsid="000d8a75" officeooo:paragraph-rsid="000d8a75"/>
    </style:style>
    <style:style style:name="P4" style:family="paragraph" style:parent-style-name="Standard">
      <style:text-properties officeooo:rsid="000f4f88" officeooo:paragraph-rsid="000f4f88"/>
    </style:style>
    <style:style style:name="T1" style:family="text">
      <style:text-properties officeooo:rsid="000d2a40"/>
    </style:style>
    <style:style style:name="T2" style:family="text">
      <style:text-properties officeooo:rsid="000e5796"/>
    </style:style>
    <style:style style:name="T3" style:family="text">
      <style:text-properties officeooo:rsid="000f4f88"/>
    </style:style>
    <style:style style:name="T4" style:family="text">
      <style:text-properties officeooo:rsid="00114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a de nota 10</text:p>
      <text:p text:style-name="Standard">.data</text:p>
      <text:p text:style-name="Standard"><text:s/>p:.word 4</text:p>
      <text:p text:style-name="Standard"><text:s/>g:.word 4</text:p>
      <text:p text:style-name="Standard"><text:s/>v:.space 400 <text:s/>#vectorul in care vom pune puterile lui g</text:p>
      <text:p text:style-name="Standard"><text:s/>nu:.asciiz "p nu e prim"</text:p>
      <text:p text:style-name="Standard"><text:s/>gen:.asciiz "Generatorul g este: "</text:p>
      <text:p text:style-name="Standard"><text:s/>crpt:.asciiz "Mesajul criptat este: "</text:p>
      <text:p text:style-name="Standard"><text:s/>dcrpt:.asciiz "Mesajul decriptat este: "</text:p>
      <text:p text:style-name="Standard"><text:s/>sp:.asciiz " "</text:p>
      <text:p text:style-name="Standard"><text:s/>end:.asciiz "\n"</text:p>
      <text:p text:style-name="Standard"><text:s/>alfabet:.asciiz "ABCDEFGHIJKLMNOPQRSTUWVXYZ"</text:p>
      <text:p text:style-name="Standard"><text:s/>msjclar:.space 20 <text:s text:c="2"/>#aici va fi sirul clar </text:p>
      <text:p text:style-name="Standard"><text:s/>msjcodat: .space 20 <text:s/><text:span text:style-name="T4">#aici va fi sirul codat</text:span></text:p>
      <text:p text:style-name="Standard"><text:s/>msjcriptat:.space 20 <text:s text:c="3"/>#aici va fi sirul criptat</text:p>
      <text:p text:style-name="Standard"><text:s/>msjdecriptat: .space 20 #aici va fi sirul decriptat</text:p>
      <text:p text:style-name="Standard"><text:s/>ch:.byte 'A'</text:p>
      <text:p text:style-name="Standard">.text</text:p>
      <text:p text:style-name="Standard"/>
      <text:p text:style-name="Standard">main:</text:p>
      <text:p text:style-name="Standard">#1.GASIRE GENERATOR</text:p>
      <text:p text:style-name="Standard">#CITIRE P</text:p>
      <text:p text:style-name="Standard">li $v0,5</text:p>
      <text:p text:style-name="Standard">syscall</text:p>
      <text:p text:style-name="Standard">move $t0,$v0 <text:s/></text:p>
      <text:p text:style-name="Standard">sw $t0,p</text:p>
      <text:p text:style-name="Standard"/>
      <text:p text:style-name="Standard">#CITIRE MESAJ CLAR</text:p>
      <text:p text:style-name="Standard">la $a0, msjclar <text:s text:c="4"/>#adresa</text:p>
      <text:p text:style-name="Standard">li $a1, 20 <text:s text:c="10"/># lung maxima a sirului</text:p>
      <text:p text:style-name="Standard">li $v0,8 <text:s text:c="9"/></text:p>
      <text:p text:style-name="Standard">syscall</text:p>
      <text:p text:style-name="Standard"/>
      <text:p text:style-name="Standard">#CITIRE MESAJ CRIPTAT</text:p>
      <text:p text:style-name="Standard">la $a0, msjcriptat <text:s text:c="2"/>#adresa</text:p>
      <text:p text:style-name="Standard">li $a1, 20 <text:s text:c="10"/># lung maxima a sirului</text:p>
      <text:p text:style-name="Standard">li $v0,8 <text:s text:c="9"/></text:p>
      <text:p text:style-name="Standard">syscall</text:p>
      <text:p text:style-name="Standard"/>
      <text:p text:style-name="Standard">lw $t0,p</text:p>
      <text:p text:style-name="Standard">ble $t0,1,neprim</text:p>
      <text:p text:style-name="Standard">beq $t0,2,prim</text:p>
      <text:p text:style-name="Standard"/>
      <text:p text:style-name="Standard">li $t1,2 <text:s text:c="15"/>#in $t1 tinem divizorii</text:p>
      <text:p text:style-name="Standard">div $t2,$t0,2 <text:s text:c="6"/>#in $t2 tinem p/2<text:span text:style-name="T3">+1 </text:span>unde ne oprim din cautare</text:p>
      <text:p text:style-name="Standard">addi $t2,1</text:p>
      <text:p text:style-name="Standard">loop_prim:</text:p>
      <text:p text:style-name="Standard"><text:s text:c="4"/>beq $t1,$t2,prim <text:s text:c="8"/></text:p>
      <text:p text:style-name="Standard"><text:s text:c="4"/>rem $t3,$t0,$t1 <text:s text:c="10"/>#in $t3 tinem restul impartirii lui p la divizor</text:p>
      <text:p text:style-name="Standard"><text:s text:c="4"/>beq $t3,$0,neprim <text:s text:c="6"/>#daca restul e 0 p este prim</text:p>
      <text:p text:style-name="Standard"><text:s text:c="4"/>addi $t1,1 <text:s text:c="19"/>#crestem divizorul</text:p>
      <text:p text:style-name="Standard"><text:s text:c="4"/>j loop_prim <text:s text:c="17"/>#continuam</text:p>
      <text:p text:style-name="Standard"><text:soft-page-break/><text:s/></text:p>
      <text:p text:style-name="Standard">prim:</text:p>
      <text:p text:style-name="Standard"><text:s/>li $t1,1</text:p>
      <text:p text:style-name="Standard"><text:s/>li $t2,0</text:p>
      <text:p text:style-name="Standard"><text:s/>sw $t1,v($t2) <text:s text:c="3"/>#punem 1 in prima casuta a vectorului pt g la 0</text:p>
      <text:p text:style-name="Standard"><text:s/>li $t3,2 <text:s text:c="13"/>#in $t3 posibilii generatori, de la 2 incepem</text:p>
      <text:p text:style-name="Standard"/>
      <text:p text:style-name="Standard"><text:s/>loop1: <text:s text:c="14"/>#parcurg generatori 2-&gt;p-1</text:p>
      <text:p text:style-name="Standard"/>
      <text:p text:style-name="Standard"><text:s text:c="4"/>li $t1,1 <text:s text:c="9"/>#setam i-ul in vector</text:p>
      <text:p text:style-name="Standard"><text:s text:c="4"/>li $t2,4 <text:s text:c="9"/>#setam pozitia in memorie</text:p>
      <text:p text:style-name="Standard"/>
      <text:p text:style-name="Standard"><text:s text:c="4"/>beq $t3,$t0,exit1 <text:s text:c="9"/>#am ajuns cu generatorul la p</text:p>
      <text:p text:style-name="Standard"><text:s text:c="4"/>move $t4,$t3 <text:s text:c="16"/>#in t4 copia lui t3</text:p>
      <text:p text:style-name="Standard"/>
      <text:p text:style-name="Standard"><text:s text:c="4"/>loop2: <text:s text:c="3"/>#completez vector cu puterile lui g, adica $t3 </text:p>
      <text:p text:style-name="Standard"/>
      <text:p text:style-name="Standard"><text:s text:c="7"/>beq $t1,$t0,exit2 <text:s text:c="4"/>#daca i=n am term<text:span text:style-name="T4">inat de completat</text:span></text:p>
      <text:p text:style-name="Standard"><text:s text:c="7"/>sw $t4, v($t2) <text:s text:c="7"/>#accesam element</text:p>
      <text:p text:style-name="Standard"><text:s/></text:p>
      <text:p text:style-name="Standard"><text:s text:c="7"/>mul $t4,$t4,$t3 <text:s text:c="3"/>#crestem puterea lui g</text:p>
      <text:p text:style-name="Standard"><text:s text:c="6"/>rem $t4,$t4,$t0 <text:s text:c="6"/>#modulo p</text:p>
      <text:p text:style-name="Standard"/>
      <text:p text:style-name="Standard"><text:s text:c="7"/>addi $t1,1</text:p>
      <text:p text:style-name="Standard"><text:s text:c="7"/>addi $t2,4</text:p>
      <text:p text:style-name="Standard"><text:s text:c="7"/>j loop2 <text:s text:c="19"/>#continuam determinarea puterilor</text:p>
      <text:p text:style-name="Standard"/>
      <text:p text:style-name="Standard"><text:s text:c="4"/>exit2: <text:s text:c="3"/>#cand terminam de construit vector<text:span text:style-name="T4">ul cu </text:span>puteri, verificam daca generatorul e bun, cauta<text:span text:style-name="T4">nd</text:span> fiecare valoare 2→p-1 in vector (1 e<text:span text:style-name="T4">xista mereu, fiind</text:span> g la 0)</text:p>
      <text:p text:style-name="Standard"><text:s text:c="6"/></text:p>
      <text:p text:style-name="Standard"><text:s text:c="7"/></text:p>
      <text:p text:style-name="Standard"><text:s text:c="9"/>li $t1,2 <text:s text:c="31"/>#in $t1 avem elem<text:span text:style-name="T4">entele</text:span> de cautat in vector</text:p>
      <text:p text:style-name="Standard"><text:s text:c="9"/>loop_val:</text:p>
      <text:p text:style-name="Standard"><text:s text:c="12"/>beq $t1,$t0,gasitgen <text:s text:c="6"/>#am terminat de cautat valorile deci am gasit generator<text:span text:style-name="T4">ul</text:span></text:p>
      <text:p text:style-name="Standard"><text:s text:c="12"/>li $t5,1 <text:s text:c="27"/>#indicele din vector</text:p>
      <text:p text:style-name="Standard"><text:s text:c="12"/>li $t6,4 <text:s text:c="27"/>#indicele din memorie</text:p>
      <text:p text:style-name="Standard"><text:s text:c="12"/></text:p>
      <text:p text:style-name="Standard"><text:s text:c="12"/>loop_vect:</text:p>
      <text:p text:style-name="Standard"><text:s text:c="18"/>beq $t5,$t0,nongasit <text:s text:c="5"/>#am parcurs vectorul si nu am gasit valoarea</text:p>
      <text:p text:style-name="Standard"><text:s text:c="18"/>lw $t7,v($t6) <text:s text:c="14"/></text:p>
      <text:p text:style-name="Standard"><text:s text:c="18"/>beq $t1,$t7,gasitval <text:s text:c="7"/>#am gasit valoarea</text:p>
      <text:p text:style-name="Standard"><text:s text:c="18"/>addi $t5,1</text:p>
      <text:p text:style-name="Standard"><text:s text:c="18"/>addi $t6,4 </text:p>
      <text:p text:style-name="Standard"><text:s text:c="18"/>j loop_vect</text:p>
      <text:p text:style-name="Standard"/>
      <text:p text:style-name="Standard"><text:s text:c="12"/>gasitval: <text:s/></text:p>
      <text:p text:style-name="Standard"><text:s text:c="17"/>addi $t1,1 <text:s text:c="2"/>#urmatoarea valoare de verificat <text:span text:style-name="T4">in vector</text:span></text:p>
      <text:p text:style-name="Standard"><text:s text:c="17"/>j loop_val</text:p>
      <text:p text:style-name="Standard"/>
      <text:p text:style-name="Standard"><text:s text:c="11"/>gasitgen:</text:p>
      <text:p text:style-name="Standard"><text:s text:c="15"/>la $a0, gen</text:p>
      <text:p text:style-name="Standard"><text:s text:c="15"/>li $v0, 4 </text:p>
      <text:p text:style-name="Standard"><text:soft-page-break/><text:s text:c="15"/>syscall</text:p>
      <text:p text:style-name="Standard"/>
      <text:p text:style-name="Standard"><text:s text:c="15"/>move $a0,$t3 <text:s/>#afisam generatorul <text:s text:c="5"/></text:p>
      <text:p text:style-name="Standard"><text:s text:c="15"/>li $v0,1</text:p>
      <text:p text:style-name="Standard"><text:s text:c="15"/>syscall</text:p>
      <text:p text:style-name="Standard"/>
      <text:p text:style-name="Standard"><text:s text:c="15"/>la $a0,end</text:p>
      <text:p text:style-name="Standard"><text:s text:c="15"/>li $v0,4</text:p>
      <text:p text:style-name="Standard"><text:s text:c="15"/>syscall</text:p>
      <text:p text:style-name="Standard"/>
      <text:p text:style-name="Standard"><text:s text:c="15"/>#2.<text:span text:style-name="T1">CRIPTAR</text:span>E MESAJ <text:span text:style-name="T1">CLAR</text:span></text:p>
      <text:p text:style-name="Standard"><text:s text:c="15"/>li $t0, 0 <text:s text:c="21"/>#sare din 1 in 1 pe loc.mem</text:p>
      <text:p text:style-name="Standard"><text:s text:c="15"/>lb $t1, msjclar($t0) <text:s text:c="2"/>#byte ul curent</text:p>
      <text:p text:style-name="Standard"><text:s text:c="14"/></text:p>
      <text:p text:style-name="Standard"><text:s text:c="15"/>lb $t2,ch <text:s text:c="3"/>#caracterul 'A'</text:p>
      <text:p text:style-name="Standard"><text:s text:c="15"/>#in $t3 indicele byteului</text:p>
      <text:p text:style-name="Standard"><text:s text:c="15"/>li $t4,4 <text:s text:c="4"/>#pt pozitia din memorie in vector</text:p>
      <text:p text:style-name="Standard"><text:s text:c="15"/>li $t5,0 <text:s text:c="4"/>#indicele in msjcodat <text:s text:c="5"/></text:p>
      <text:p text:style-name="Standard"><text:s text:c="15"/>#in $t6 izomorfismul</text:p>
      <text:p text:style-name="Standard"><text:s text:c="15"/>#in $t7 litera coresp<text:span text:style-name="T4">unzatoare </text:span>izomorfismului</text:p>
      <text:p text:style-name="Standard"/>
      <text:p text:style-name="Standard"><text:s text:c="15"/>loop_clar:</text:p>
      <text:p text:style-name="Standard"><text:s text:c="20"/>beqz $t1, exit_clar</text:p>
      <text:p text:style-name="Standard"><text:s text:c="20"/>lb $t1, msjclar($t0) <text:s text:c="2"/>#accesare litera din sir citit</text:p>
      <text:p text:style-name="Standard"/>
      <text:p text:style-name="Standard"><text:s text:c="20"/>sub $t3,$t1,$t2 <text:s text:c="8"/>#$t3 indicele byte ului din $t1 (care trebuie inmultit cu 4)</text:p>
      <text:p text:style-name="Standard"><text:s text:c="20"/>mul $t3,$t3,$t4 <text:s text:c="2"/>#inmultire cu 4</text:p>
      <text:p text:style-name="Standard"><text:s text:c="20"/>lw $t6,v($t3) <text:s text:c="7"/>#in $t6 il trecem in izomorfism</text:p>
      <text:p text:style-name="Standard"><text:s text:c="20"/>lb $t7,alfabet($t6) <text:s text:c="2"/>#litera coresp<text:span text:style-name="T4">unzatoare </text:span>izomorfismului</text:p>
      <text:p text:style-name="Standard"><text:s text:c="20"/>sb $t7,msjcodat($t5) <text:s text:c="2"/>#punem litera gasita in vector</text:p>
      <text:p text:style-name="Standard"/>
      <text:p text:style-name="Standard"><text:s text:c="20"/>addi $t0,1</text:p>
      <text:p text:style-name="Standard"><text:s text:c="20"/>addi $t5,1</text:p>
      <text:p text:style-name="Standard"><text:s text:c="20"/>j loop_clar</text:p>
      <text:p text:style-name="Standard"><text:s/></text:p>
      <text:p text:style-name="Standard"><text:s text:c="12"/>exit_clar: </text:p>
      <text:p text:style-name="Standard"><text:s text:c="46"/>#afisare mesaj clar transformat in mesaj codat</text:p>
      <text:p text:style-name="Standard"><text:s text:c="15"/>la $a0,crpt</text:p>
      <text:p text:style-name="Standard"><text:s text:c="15"/>li $v0,4</text:p>
      <text:p text:style-name="Standard"><text:s text:c="15"/>syscall</text:p>
      <text:p text:style-name="Standard"/>
      <text:p text:style-name="Standard"><text:s text:c="19"/>li $t0, 0 <text:s text:c="32"/>#sare din 1 in 1 pe loc.mem</text:p>
      <text:p text:style-name="Standard"><text:s text:c="19"/>lb $t1, msjcodat($t0) <text:s text:c="10"/>#byte ul curent</text:p>
      <text:p text:style-name="Standard"><text:s text:c="19"/>sub $t5,$t5,2 <text:s text:c="18"/>#scadem 2 din lungimea retinuta in $t5 pt newline si celalalt sir</text:p>
      <text:p text:style-name="Standard"/>
      <text:p text:style-name="Standard"><text:s text:c="19"/>loop_afis_codat:</text:p>
      <text:p text:style-name="Standard"><text:s text:c="28"/>beq $t0,$t5,exit_af</text:p>
      <text:p text:style-name="Standard"><text:s text:c="28"/>lb $t1, msjcodat($t0)</text:p>
      <text:p text:style-name="Standard"/>
      <text:p text:style-name="Standard"><text:s text:c="29"/>move $a0, $t1</text:p>
      <text:p text:style-name="Standard"><text:s text:c="29"/>li $v0, 11</text:p>
      <text:p text:style-name="Standard"><text:s text:c="29"/>syscall</text:p>
      <text:p text:style-name="Standard"><text:soft-page-break/></text:p>
      <text:p text:style-name="Standard"><text:s text:c="28"/>addi $t0,1</text:p>
      <text:p text:style-name="Standard"><text:s text:c="28"/>j loop_afis_codat</text:p>
      <text:p text:style-name="Standard"><text:s text:c="7"/></text:p>
      <text:p text:style-name="Standard"><text:s text:c="17"/>exit_af:</text:p>
      <text:p text:style-name="Standard"><text:s text:c="8"/>la $a0,end</text:p>
      <text:p text:style-name="Standard"><text:s text:c="8"/>li $v0,4</text:p>
      <text:p text:style-name="Standard"><text:s text:c="8"/>syscall </text:p>
      <text:p text:style-name="Standard">#3.DECRIPTARE MESAJ</text:p>
      <text:p text:style-name="Standard"><text:s/>la $a0,dcrpt</text:p>
      <text:p text:style-name="Standard"><text:s/>li $v0,4</text:p>
      <text:p text:style-name="Standard"><text:s/>syscall</text:p>
      <text:p text:style-name="Standard">li $t0,0 <text:s text:c="21"/>#sare din 1 in 1 pe loc.mem</text:p>
      <text:p text:style-name="Standard">lb $t1,msjcriptat($t0) <text:s text:c="10"/>#byte ul curent</text:p>
      <text:p text:style-name="Standard">lb $t2,ch <text:s text:c="3"/>#caracterul 'A'</text:p>
      <text:p text:style-name="Standard">#in $t3 indicele byteului</text:p>
      <text:p text:style-name="Standard">li $t5,0 <text:s text:c="4"/>#indicele in msjcriptat <text:s text:c="4"/></text:p>
      <text:p text:style-name="Standard">#in $t6 izomorfismul</text:p>
      <text:p text:style-name="Standard">#in $t7 litera coresp<text:span text:style-name="T4">unzatoare</text:span> izomorfismului</text:p>
      <text:p text:style-name="Standard"/>
      <text:p text:style-name="Standard">loop_criptat:</text:p>
      <text:p text:style-name="Standard"><text:s text:c="4"/>beqz $t1, exit_criptat</text:p>
      <text:p text:style-name="Standard"><text:s text:c="4"/>lb $t1, msjcriptat($t0) <text:s text:c="2"/>#accesare litera din sir citit</text:p>
      <text:p text:style-name="Standard"><text:s text:c="4"/>sub $t3,$t1,$t2 <text:s text:c="5"/>#$t3 indicele byte ului din $t1 al carui invers tr<text:span text:style-name="T4">ebuie </text:span>gasit</text:p>
      <text:p text:style-name="Standard"><text:s text:c="3"/></text:p>
      <text:p text:style-name="Standard"><text:s text:c="5"/>lw $t7,p <text:s text:c="3"/>#in $t7 p-ul</text:p>
      <text:p text:style-name="Standard"><text:s text:c="5"/>li $t8,0 <text:s text:c="3"/>#indicele in vect</text:p>
      <text:p text:style-name="Standard"><text:s text:c="5"/>li $t9,0 <text:s text:c="3"/>#indicele in mem</text:p>
      <text:p text:style-name="Standard"><text:s text:c="5"/>loop_invers:</text:p>
      <text:p text:style-name="Standard"><text:s text:c="9"/>beq $t8,$t7,exit_invers <text:s text:c="3"/></text:p>
      <text:p text:style-name="Standard"><text:s text:c="9"/>lw $t4,v($t9) <text:s text:c="3"/></text:p>
      <text:p text:style-name="Standard"><text:s text:c="9"/>beq $t3,$t4,gasit <text:s text:c="3"/>#am gasit inversul lui $t3</text:p>
      <text:p text:style-name="Standard"><text:s text:c="9"/>addi $t8,1</text:p>
      <text:p text:style-name="Standard"><text:s text:c="9"/>addi $t9,4</text:p>
      <text:p text:style-name="Standard"><text:s text:c="9"/>j loop_invers</text:p>
      <text:p text:style-name="Standard"><text:s text:c="4"/>gasit:</text:p>
      <text:p text:style-name="Standard"><text:s text:c="4"/>move $t6,$t8 <text:s text:c="6"/>#in $t6 il trecem in izomorfism <text:span text:style-name="T4">invers</text:span></text:p>
      <text:p text:style-name="Standard"><text:s text:c="4"/>exit_invers:</text:p>
      <text:p text:style-name="Standard"><text:s text:c="4"/>lb $t7,alfabet($t6) <text:s text:c="2"/>#litera coresp<text:span text:style-name="T4">unzatoare</text:span> izomorfismului</text:p>
      <text:p text:style-name="Standard"><text:s text:c="4"/>sb $t7,msjdecriptat($t5) <text:s text:c="2"/>#punem litera gasita in vector</text:p>
      <text:p text:style-name="Standard"/>
      <text:p text:style-name="Standard"><text:s text:c="4"/>addi $t0,1</text:p>
      <text:p text:style-name="Standard"><text:s text:c="4"/>addi $t5,1</text:p>
      <text:p text:style-name="Standard"><text:s text:c="4"/>j loop_criptat</text:p>
      <text:p text:style-name="Standard"/>
      <text:p text:style-name="Standard">exit_criptat: <text:s text:c="3"/>#afisare mesaj criptat transformat in mesaj decriptat</text:p>
      <text:p text:style-name="Standard"/>
      <text:p text:style-name="Standard">li $t0, 0 <text:s text:c="31"/></text:p>
      <text:p text:style-name="Standard">lb $t1, msjdecriptat($t0) <text:s text:c="10"/></text:p>
      <text:p text:style-name="Standard">sub $t5,$t5,1 <text:s text:c="23"/>#scadem 1 din lungimea retinuta in $t5 p<text:span text:style-name="T4">entru</text:span> caracterul final</text:p>
      <text:p text:style-name="Standard"><text:s/>loop_afis_criptat:</text:p>
      <text:p text:style-name="Standard"><text:s text:c="6"/>beq $t0,$t5,exit_af2</text:p>
      <text:p text:style-name="Standard"><text:soft-page-break/><text:s text:c="6"/>lb $t1, msjdecriptat($t0)</text:p>
      <text:p text:style-name="Standard"/>
      <text:p text:style-name="Standard"><text:s text:c="6"/>move $a0, $t1</text:p>
      <text:p text:style-name="Standard"><text:s text:c="6"/>li $v0, 11</text:p>
      <text:p text:style-name="Standard"><text:s text:c="6"/>syscall</text:p>
      <text:p text:style-name="Standard"/>
      <text:p text:style-name="Standard"><text:s text:c="6"/>addi $t0,1</text:p>
      <text:p text:style-name="Standard"><text:s text:c="6"/>j loop_afis_criptat</text:p>
      <text:p text:style-name="Standard"><text:s text:c="7"/></text:p>
      <text:p text:style-name="Standard"><text:s/>exit_af2:</text:p>
      <text:p text:style-name="Standard"><text:s text:c="6"/>la $a0,end</text:p>
      <text:p text:style-name="Standard"><text:s text:c="6"/>li $v0,4</text:p>
      <text:p text:style-name="Standard"><text:s text:c="6"/>syscall </text:p>
      <text:p text:style-name="Standard"/>
      <text:p text:style-name="Standard"><text:s text:c="2"/>b exit</text:p>
      <text:p text:style-name="Standard"><text:s text:c="2"/>nongasit:</text:p>
      <text:p text:style-name="Standard"/>
      <text:p text:style-name="Standard"><text:s text:c="8"/>addi $t3,1</text:p>
      <text:p text:style-name="Standard"><text:s text:c="9"/>j loop1 <text:s text:c="9"/>#continuam cautarea de generatori</text:p>
      <text:p text:style-name="Standard"/>
      <text:p text:style-name="Standard">exit1: </text:p>
      <text:p text:style-name="Standard">b exit</text:p>
      <text:p text:style-name="Standard">neprim:</text:p>
      <text:p text:style-name="Standard"/>
      <text:p text:style-name="Standard"><text:s/>la $a0,nu</text:p>
      <text:p text:style-name="Standard"><text:s/>li $v0,4</text:p>
      <text:p text:style-name="Standard"><text:s/>syscall</text:p>
      <text:p text:style-name="Standard"><text:s/>b exit</text:p>
      <text:p text:style-name="Standard"/>
      <text:p text:style-name="Standard">exit:</text:p>
      <text:p text:style-name="Standard">li $v0,10</text:p>
      <text:p text:style-name="Standard">syscall</text:p>
      <text:p text:style-name="Standard"/>
      <text:p text:style-name="P1">Exemple date de intrare</text:p>
      <text:p text:style-name="P1">1). S-a citit p=7, <text:s/>ACAD si BCF si s-a afisat:</text:p>
      <text:p text:style-name="P1">Generatorul g este: 3</text:p>
      <text:p text:style-name="P1">Mesajul criptat este: BCBG</text:p>
      <text:p text:style-name="P1">Mesajul decriptat este: ACF.</text:p>
      <text:p text:style-name="P1">2). S-a citit p=22 si s-a afisat: p nu este prim.</text:p>
      <text:p text:style-name="P1">3).S-a citit p=5, <text:span text:style-name="T2">AAABC si DEDC si s-a afisat:</text:span></text:p>
      <text:p text:style-name="P1">Generatorul g este: 2</text:p>
      <text:p text:style-name="P1">Mesajul criptat este: BBBCE</text:p>
      <text:p text:style-name="P1">Mesajul decriptat este: DCD<text:span text:style-name="T2">B.</text:span></text:p>
      <text:p text:style-name="P1"/>
      <text:p text:style-name="P4">Descriere</text:p>
      <text:p text:style-name="P4">1). Cautam toti posibilii generatori incepand cu 2, punand intr-un vector puterile fiecarui posibil generator. Apoi, cautam secvential in vector fiecare valoare pentru a fi siguri ca s-au obtinut toate numerele din grup. La final, in vector vor fi puterile generatorului gasit.</text:p>
      <text:p text:style-name="P4">2). Pentru fiecare litera din mesajul clar, aflam indicele sau scazand codul lui ‘A’ (A va avea indicele 0, B va avea indicele 1 etc), il inmultim cu 4 pentru a-l putea cauta in vector si il trecem in izomorfismul corespunzator. Apoi, aflam litera corespunzatoare izomorfismului si o punem in vectorul de afisare.</text:p>
      <text:p text:style-name="P4"><text:soft-page-break/>3). Pentru fiecare litera din mesajul criptat, aflam indicele literei, iar apoi cautam <text:span text:style-name="T4">morfismul invers si aflam litera corespunzatoare, pe care o punem in vectorul de afis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16:20.124372654</meta:creation-date>
    <dc:date>2019-11-18T15:46:54.160806973</dc:date>
    <meta:editing-duration>PT15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6" meta:paragraph-count="218" meta:word-count="950" meta:character-count="7977" meta:non-whitespace-character-count="5047"/>
  </office:meta>
</office:document-meta>
</file>